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1.2028in" style:rel-column-width="11382*"/>
    </style:style>
    <style:style style:name="Table1.B" style:family="table-column">
      <style:table-column-properties style:column-width="5.7222in" style:rel-column-width="54153*"/>
    </style:style>
    <style:style style:name="Table1.A1" style:family="table-cell">
      <style:table-cell-properties style:vertical-align="middle" fo:padding="0.0194in" fo:border="none"/>
    </style:style>
    <style:style style:name="P1" style:family="paragraph" style:parent-style-name="Table_20_Contents">
      <style:text-properties fo:font-weight="bold"/>
    </style:style>
    <style:style style:name="P2" style:family="paragraph" style:parent-style-name="Table_20_Contents">
      <style:paragraph-properties fo:margin-top="0.052in" fo:margin-bottom="0in" fo:padding="0in" fo:border="none"/>
      <style:text-properties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table-row>
          <table:table-cell table:style-name="Table1.A1" office:value-type="string">
            <text:p text:style-name="P1">Date:</text:p>
          </table:table-cell>
          <table:table-cell table:style-name="Table1.A1" office:value-type="string">
            <text:p text:style-name="Table_20_Contents">Jul 20, 2010</text:p>
          </table:table-cell>
        </table:table-row>
        <table:table-row>
          <table:table-cell table:style-name="Table1.A1" office:value-type="string">
            <text:p text:style-name="P1">To:</text:p>
          </table:table-cell>
          <table:table-cell table:style-name="Table1.A1" office:value-type="string">
            <text:p text:style-name="Table_20_Contents">"Haitham A. El-Ghareeb" helghareeb@acm.org</text:p>
          </table:table-cell>
        </table:table-row>
        <table:table-row>
          <table:table-cell table:style-name="Table1.A1" office:value-type="string">
            <text:p text:style-name="P1">From:</text:p>
          </table:table-cell>
          <table:table-cell table:style-name="Table1.A1" office:value-type="string">
            <text:p text:style-name="Table_20_Contents">"Computers &amp; Education" cae@elsevier.com</text:p>
          </table:table-cell>
        </table:table-row>
        <table:table-row>
          <table:table-cell table:style-name="Table1.A1" office:value-type="string">
            <text:p text:style-name="P1">Subject:</text:p>
          </table:table-cell>
          <table:table-cell table:style-name="Table1.A1" office:value-type="string">
            <text:p text:style-name="Table_20_Contents">Decision on your submission - CAE-D-10-00507</text:p>
          </table:table-cell>
        </table:table-row>
        <table:table-row>
          <table:table-cell table:style-name="Table1.A1" table:number-columns-spanned="2" office:value-type="string">
            <text:p text:style-name="P2">Ms. Ref. No.:  CAE-D-10-00507<text:line-break/>Title: Mining Assessments' Data and Results Reveals that Supervised  e-Learning is a "MUST": Case Study<text:line-break/>Computers &amp; Education<text:line-break/><text:line-break/>Dear helghareeb,<text:line-break/><text:line-break/>I regret to inform you that the reviewers of your manuscript have advised against publication, and I must therefore reject it.<text:line-break/><text:line-break/>For your guidance, the reviewers' comments are included below.<text:line-break/><text:line-break/>Thank you for giving us the opportunity to consider your work.<text:line-break/><text:line-break/>Yours sincerely,<text:line-break/><text:line-break/>Rachelle S. Heller<text:line-break/>Co-Editor<text:line-break/>Computers &amp; Education<text:line-break/><text:line-break/>Reviewers' comments:<text:line-break/><text:line-break/><text:line-break/>Reviewer #2: The researchers have attempted to investigate a relevant issue- the difficulties associated with unsupervised online assessment. These problems are common knowledge. The use of 'test time' as a variable as well as 'test results' is not new but a sensible varibale to include. Unfortunately the author does not discuss what it is that they are aiming to assess 'fact' 'skills' 'understanding' 'application' etc nor do they describe or give examples of the type of test items used. Some tpyes of assessment are more vulnerable to cheating than others.   In interpreting the data the authors make assumptions which they do not validate by providing additional qualitative data. The discrepancies between supervised and unsupervised online assessment are clear but alternative interpretations of this data are not considered. For example if unsupervised students effectively learn new facts and skills during the test is this to be discouraged? Could this be seen as a way to motive learning? ( I'm not necessarily advocating this but it does need to be thought through in terms of the learning objectives of the subject.)<text:line-break/><text:line-break/>The inclusion of many graphs and tables without clear guidance to the reader is unhelpful. A number of these are not standard graphics and are difficult to read in grey-scale. <text:line-break/><text:line-break/>I think the paper could be improved by focusing either on issues of unsupervised assessment OR on data mining/ analysis techniques. The mix is not helpful.  The research needs to acknowledge and clearly build on any previous work done in this area- the paper lacks a literature review of any depth or <text:soft-page-break/>breadth.<text:line-break/>The research design needs to consider very carefully the group of students who did the test twice. It is vital to know which order they did the tests in. It would also have been helpful to interview these students - do we know whether they took the test seriously the second time? What  were their views on the two experiences etc.<text:line-break/><text:line-break/>Assessment of students who are taking subjects through distance education - online - is an important issue and the researchers are to be commended for examining this topic. Further data is needed and further refinement of the paper before this is ready for publication.<text:line-break/><text:line-break/><text:line-break/><text:line-break/>Reviewer #3: This manuscript is well-labored, but it is not easily understandable and has some deficiencies. For instance, there is no enough background and theoretical information. It has not any literature part. Method part is complex and not easy to understand (especially tables and figures). All comparisons were based on descriptive analysis. Instead, significance tests might be conducted. Conclusion part might include discussion and comparison with the literature. Therefore, this manuscript needs developments.<text:line-break/><text:line-break/><text:line-break/><text:line-break/><text:line-break/><text:line-break/>******************************************<text:line-break/>For any technical queries about using EES, please contact Elsevier Author Support at authorsupport@elsevier.com<text:line-break/>Global telephone support is available 24/7:<text:line-break/>For The Americas: +1 888 834 7287 (toll-free for US &amp; Canadian customers)<text:line-break/>For Asia &amp; Pacific: +81 3 5561 5032<text:line-break/>For Europe &amp; rest of the world: +353 61 709190</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aitham El-Ghareeb</meta:initial-creator>
    <meta:creation-date>2010-12-16T02:03:32</meta:creation-date>
    <meta:document-statistic meta:table-count="1" meta:image-count="0" meta:object-count="0" meta:page-count="2" meta:paragraph-count="9" meta:word-count="589" meta:character-count="3791"/>
    <dc:date>2010-12-16T02:04:37</dc:date>
    <dc:creator>Haitham El-Ghareeb</dc:creator>
    <meta:editing-duration>PT00H01M05S</meta:editing-duration>
    <meta:editing-cycles>1</meta:editing-cycles>
    <meta:generator>OpenOffice.org/3.2$Unix OpenOffice.org_project/320m19$Build-9505</meta:generator>
  </office:meta>
</office:document-meta>
</file>